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ConnectionTests.getResponseSecond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WebConnectionTests.getRespons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WebConnec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ConnectionTests.verifyExampleInClassLevelJava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legatingWebConnectionTests.getResponseAll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